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85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83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4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2"/>
        <table:table-column table:style-name="co2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Description/ID</text:p>
          </table:table-cell>
          <table:table-cell office:value-type="string">
            <text:p>Quantity</text:p>
          </table:table-cell>
          <table:table-cell office:value-type="string">
            <text:p>Qty_Unit</text:p>
          </table:table-cell>
          <table:table-cell office:value-type="string">
            <text:p>Manufacturer</text:p>
          </table:table-cell>
          <table:table-cell office:value-type="string">
            <text:p>Product No.</text:p>
          </table:table-cell>
          <table:table-cell table:style-name="Default" office:value-type="string">
            <text:p>Source Link</text:p>
          </table:table-cell>
          <table:table-cell table:style-name="Default" office:value-type="string">
            <text:p>Unit Cost</text:p>
          </table:table-cell>
          <table:table-cell office:value-type="string">
            <text:p>Notes</text:p>
          </table:table-cell>
          <table:table-cell office:value-type="string">
            <text:p>Type</text:p>
          </table:table-cell>
        </table:table-row>
        <table:table-row table:style-name="ro2">
          <table:table-cell office:value-type="string">
            <text:p>Arduino Uno R3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Elegoo</text:p>
          </table:table-cell>
          <table:table-cell table:style-name="ce2" office:value-type="string">
            <text:p>EL-CB-001</text:p>
          </table:table-cell>
          <table:table-cell office:value-type="string">
            <text:p><text:a xlink:href="https://www.amazon.com/ELEGOO-Board-ATmega328P-ATMEGA16U2-Compliant/dp/B01EWOE0UU">https://www.amazon.com/ELEGOO-Board-ATmega328P-ATMEGA16U2-Compliant/dp/B01EWOE0UU</text:a> </text:p>
          </table:table-cell>
          <table:table-cell office:value-type="currency" office:currency="USD" office:value="12.98">
            <text:p>$12.98</text:p>
          </table:table-cell>
          <table:table-cell office:value-type="string">
            <text:p>-</text:p>
          </table:table-cell>
          <table:table-cell office:value-type="string">
            <text:p>Electronic</text:p>
          </table:table-cell>
        </table:table-row>
        <table:table-row table:style-name="ro2">
          <table:table-cell office:value-type="string">
            <text:p>NinjaFlex</text:p>
          </table:table-cell>
          <table:table-cell office:value-type="float" office:value="25">
            <text:p>25</text:p>
          </table:table-cell>
          <table:table-cell office:value-type="string">
            <text:p>grams</text:p>
          </table:table-cell>
          <table:table-cell office:value-type="string">
            <text:p>NinjaTek</text:p>
          </table:table-cell>
          <table:table-cell office:value-type="string">
            <text:p>-</text:p>
          </table:table-cell>
          <table:table-cell office:value-type="string">
            <text:p><text:a xlink:href="https://www.amazon.com/NinjaTek-3DNF08117505-NinjaFlex-Filament-TPE-5kg/dp/B00J12HGDW/ref=sr_1_10?dchild=1&amp;keywords=ninjaflex&amp;qid=1597950514&amp;sr=8-10">https://www.amazon.com/NinjaTek-3DNF08117505-NinjaFlex-Filament-TPE-5kg/dp/B00J12HGDW/ref=sr_1_10?dchild=1&amp;keywords=ninjaflex&amp;qid=1597950514&amp;sr=8-10</text:a> </text:p>
          </table:table-cell>
          <table:table-cell office:value-type="currency" office:currency="USD" office:value="0.09">
            <text:p>$0.09</text:p>
          </table:table-cell>
          <table:table-cell office:value-type="string">
            <text:p>If using alternatives try to get one with similar elongation and shore hardness</text:p>
          </table:table-cell>
          <table:table-cell office:value-type="string">
            <text:p>Hardware&amp;Materials</text:p>
          </table:table-cell>
        </table:table-row>
        <table:table-row table:style-name="ro2">
          <table:table-cell office:value-type="string">
            <text:p>PVA</text:p>
          </table:table-cell>
          <table:table-cell office:value-type="float" office:value="25">
            <text:p>25</text:p>
          </table:table-cell>
          <table:table-cell office:value-type="string">
            <text:p>grams</text:p>
          </table:table-cell>
          <table:table-cell office:value-type="string">
            <text:p>SainSmart</text:p>
          </table:table-cell>
          <table:table-cell office:value-type="string">
            <text:p>-</text:p>
          </table:table-cell>
          <table:table-cell office:value-type="string">
            <text:p><text:a xlink:href="https://www.amazon.com/gp/product/B00SSXAET8/ref=ppx_yo_dt_b_asin_title_o08_s00?ie=UTF8&amp;psc=1">https://www.amazon.com/gp/product/B00SSXAET8/ref=ppx_yo_dt_b_asin_title_o08_s00?ie=UTF8&amp;psc=1</text:a> </text:p>
          </table:table-cell>
          <table:table-cell office:value-type="currency" office:currency="USD" office:value="0.06">
            <text:p>$0.06</text:p>
          </table:table-cell>
          <table:table-cell office:value-type="string">
            <text:p>Any Brand is fine</text:p>
          </table:table-cell>
          <table:table-cell office:value-type="string">
            <text:p>Hardware&amp;Materials</text:p>
          </table:table-cell>
        </table:table-row>
        <table:table-row table:style-name="ro2">
          <table:table-cell office:value-type="string">
            <text:p>2mm ID x 4mm OD Silicone Tubing</text:p>
          </table:table-cell>
          <table:table-cell office:value-type="float" office:value="5">
            <text:p>5</text:p>
          </table:table-cell>
          <table:table-cell office:value-type="string">
            <text:p>ft</text:p>
          </table:table-cell>
          <table:table-cell office:value-type="string">
            <text:p>Generic</text:p>
          </table:table-cell>
          <table:table-cell office:value-type="string">
            <text:p>-</text:p>
          </table:table-cell>
          <table:table-cell office:value-type="string">
            <text:p><text:a xlink:href="https://www.amazon.com/DERPIPE-Silicone-Tubing-Flexible-Homebrewing/dp/B07PZT7FC7/ref=sr_1_3?dchild=1&amp;keywords=2mm%2BID%2B4mm%2BOD%2Bsilicone&amp;qid=1597950995&amp;sr=8-3&amp;th=1">https://www.amazon.com/DERPIPE-Silicone-Tubing-Flexible-Homebrewing/dp/B07PZT7FC7/ref=sr_1_3?dchild=1&amp;keywords=2mm%2BID%2B4mm%2BOD%2Bsilicone&amp;qid=1597950995&amp;sr=8-3&amp;th=1</text:a> </text:p>
          </table:table-cell>
          <table:table-cell office:value-type="currency" office:currency="USD" office:value="0.7">
            <text:p>$0.70</text:p>
          </table:table-cell>
          <table:table-cell office:value-type="string">
            <text:p>-</text:p>
          </table:table-cell>
          <table:table-cell office:value-type="string">
            <text:p>Hardware&amp;Materials</text:p>
          </table:table-cell>
        </table:table-row>
        <table:table-row table:style-name="ro2">
          <table:table-cell office:value-type="string">
            <text:p>4mm ID x 6mm OD Silicone Tubing</text:p>
          </table:table-cell>
          <table:table-cell office:value-type="float" office:value="1">
            <text:p>1</text:p>
          </table:table-cell>
          <table:table-cell office:value-type="string">
            <text:p>ft</text:p>
          </table:table-cell>
          <table:table-cell office:value-type="string">
            <text:p>Generic</text:p>
          </table:table-cell>
          <table:table-cell office:value-type="string">
            <text:p>-</text:p>
          </table:table-cell>
          <table:table-cell office:value-type="string">
            <text:p><text:a xlink:href="https://www.amazon.com/dp/B08BR8MQSR/ref=sr_1_2?dchild=1&amp;keywords=4mm+ID+6mm+OD+silicone&amp;qid=1597951155&amp;sr=8-2">https://www.amazon.com/dp/B08BR8MQSR/ref=sr_1_2?dchild=1&amp;keywords=4mm+ID+6mm+OD+silicone&amp;qid=1597951155&amp;sr=8-2</text:a> </text:p>
          </table:table-cell>
          <table:table-cell office:value-type="currency" office:currency="USD" office:value="1.2">
            <text:p>$1.20</text:p>
          </table:table-cell>
          <table:table-cell office:value-type="string">
            <text:p>-</text:p>
          </table:table-cell>
          <table:table-cell office:value-type="string">
            <text:p>Hardware&amp;Materials</text:p>
          </table:table-cell>
        </table:table-row>
        <table:table-row table:style-name="ro2">
          <table:table-cell office:value-type="string">
            <text:p>12V Mini Diaphragm Pump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Parker/Hargraves </text:p>
          </table:table-cell>
          <table:table-cell table:style-name="ce2" office:value-type="string">
            <text:p>C 183-22-01</text:p>
          </table:table-cell>
          <table:table-cell office:value-type="string">
            <text:p><text:a xlink:href="https://www.ebay.com/itm/Mini-Diaphragm-single-head-Air-And-Gas-Hargraves-Pump-2-5L-min-12VDC/301748351096?_trkparms=aid%3D111001%26algo%3DREC.SEED%26ao%3D1%26asc%3D20160908105057%26meid%3D4d9974f7096c488a97574bbdb9260793%26pid%3D100675%26rk%3D2%26rkt%3D14%26mehot%3Dag%26sd%3D263807376340%26itm%3D301748351096%26pmt%3D0%26noa%3D1%26pg%3D2380057%26brand%3DParker&amp;_trksid=p2380057.c100675.m4236&amp;_trkparms=pageci%3A3eade5b9-e31a-11ea-807f-74dbd1800085%7Cparentrq%3A0d50f9f51740acc6e18d697bffffd810%7Ciid%3A1">https://www.ebay.com/itm/Mini-Diaphragm-single-head-Air-And-Gas-Hargraves-Pump-2-5L-min-12VDC/301748351096?_trkparms=aid%3D111001%26algo%3DREC.SEED%26ao%3D1%26asc%3D20160908105057%26meid%3D4d9974f7096c488a97574bbdb9260793%26pid%3D100675%26rk%3D2%26rkt%3D14%26mehot%3Dag%26sd%3D263807376340%26itm%3D301748351096%26pmt%3D0%26noa%3D1%26pg%3D2380057%26brand%3DParker&amp;_trksid=p2380057.c100675.m4236&amp;_trkparms=pageci%3A3eade5b9-e31a-11ea-807f-74dbd1800085%7Cparentrq%3A0d50f9f51740acc6e18d697bffffd810%7Ciid%3A1</text:a> </text:p>
          </table:table-cell>
          <table:table-cell office:value-type="currency" office:currency="USD" office:value="22.49">
            <text:p>$22.49</text:p>
          </table:table-cell>
          <table:table-cell office:value-type="string">
            <text:p>Ubiquitous on the secondary market look for deals. Similar pumps can be used in place.</text:p>
          </table:table-cell>
          <table:table-cell office:value-type="string">
            <text:p>Electronic</text:p>
          </table:table-cell>
        </table:table-row>
        <table:table-row table:style-name="ro2">
          <table:table-cell office:value-type="string">
            <text:p>6 V 2 position 3 way mini solenoid valv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Zonhen</text:p>
          </table:table-cell>
          <table:table-cell office:value-type="string">
            <text:p>ZHV-0519</text:p>
          </table:table-cell>
          <table:table-cell office:value-type="string">
            <text:p><text:a xlink:href="https://www.ebay.com/itm/DC-5V-6V-2-Position-3-Way-Micro-Mini-Electric-Solenoid-Valve-for-Gas-Air-Pump/263807376340?_trkparms=aid%3D111001%26algo%3DREC.SEED%26ao%3D1%26asc%3D20160908105057%26meid%3D5a412852da674f34a5f07fcc63d0678f%26pid%3D100675%26rk%3D2%26rkt%3D14%26mehot%3Dnone%26sd%3D301748351096%26itm%3D263807376340%26pmt%3D0%26noa%3D1%26pg%3D2380057&amp;_trksid=p2380057.c100675.m4236&amp;_trkparms=pageci%3Ad9cff2a9-e31a-11ea-b30e-72e9451ece47%7Cparentrq%3A0d54f29e1740a69e54dfa89bffffb032%7Ciid%3A1">https://www.ebay.com/itm/DC-5V-6V-2-Position-3-Way-Micro-Mini-Electric-Solenoid-Valve-for-Gas-Air-Pump/263807376340?_trkparms=aid%3D111001%26algo%3DREC.SEED%26ao%3D1%26asc%3D20160908105057%26meid%3D5a412852da674f34a5f07fcc63d0678f%26pid%3D100675%26rk%3D2%26rkt%3D14%26mehot%3Dnone%26sd%3D301748351096%26itm%3D263807376340%26pmt%3D0%26noa%3D1%26pg%3D2380057&amp;_trksid=p2380057.c100675.m4236&amp;_trkparms=pageci%3Ad9cff2a9-e31a-11ea-b30e-72e9451ece47%7Cparentrq%3A0d54f29e1740a69e54dfa89bffffb032%7Ciid%3A1</text:a> </text:p>
          </table:table-cell>
          <table:table-cell office:value-type="currency" office:currency="USD" office:value="2.45">
            <text:p>$2.45</text:p>
          </table:table-cell>
          <table:table-cell office:value-type="string">
            <text:p>Ubiquitous on secondary market, does not have to be Zonhen brand. Usually marketed for use in eye massagers.</text:p>
          </table:table-cell>
          <table:table-cell office:value-type="string">
            <text:p>Electronic</text:p>
          </table:table-cell>
        </table:table-row>
        <table:table-row table:style-name="ro2">
          <table:table-cell office:value-type="string">
            <text:p>12V 2A Power Supply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Generic</text:p>
          </table:table-cell>
          <table:table-cell office:value-type="string">
            <text:p>-</text:p>
          </table:table-cell>
          <table:table-cell office:value-type="string">
            <text:p><text:a xlink:href="https://www.amazon.com/100-240V-Transformers-Switching-Applications-Connectors/dp/B077PW5JC3/ref=sr_1_3?dchild=1&amp;keywords=12v+2+amp+power+supply&amp;qid=1597951842&amp;sr=8-3">https://www.amazon.com/100-240V-Transformers-Switching-Applications-Connectors/dp/B077PW5JC3/ref=sr_1_3?dchild=1&amp;keywords=12v+2+amp+power+supply&amp;qid=1597951842&amp;sr=8-3</text:a> </text:p>
          </table:table-cell>
          <table:table-cell office:value-type="currency" office:currency="USD" office:value="5">
            <text:p>$5.00</text:p>
          </table:table-cell>
          <table:table-cell office:value-type="string">
            <text:p>-</text:p>
          </table:table-cell>
          <table:table-cell office:value-type="string">
            <text:p>Electronic</text:p>
          </table:table-cell>
        </table:table-row>
        <table:table-row table:style-name="ro2">
          <table:table-cell office:value-type="string">
            <text:p>LM2596 adjustable buck converter module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Generic</text:p>
          </table:table-cell>
          <table:table-cell office:value-type="string">
            <text:p>-</text:p>
          </table:table-cell>
          <table:table-cell office:value-type="string">
            <text:p><text:a xlink:href="https://www.amazon.com/MCIGICM-step-down-Converter-3-0-40V-1-5-35V/dp/B06XZ1DKF2/ref=sr_1_4?dchild=1&amp;keywords=lm2596&amp;qid=1597952049&amp;sr=8-4">https://www.amazon.com/MCIGICM-step-down-Converter-3-0-40V-1-5-35V/dp/B06XZ1DKF2/ref=sr_1_4?dchild=1&amp;keywords=lm2596&amp;qid=1597952049&amp;sr=8-4</text:a> </text:p>
          </table:table-cell>
          <table:table-cell office:value-type="currency" office:currency="USD" office:value="2">
            <text:p>$2.00</text:p>
          </table:table-cell>
          <table:table-cell office:value-type="string">
            <text:p>-</text:p>
          </table:table-cell>
          <table:table-cell office:value-type="string">
            <text:p>Electronic</text:p>
          </table:table-cell>
        </table:table-row>
        <table:table-row table:style-name="ro3">
          <table:table-cell office:value-type="string">
            <text:p>1k Ohm Resistor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string">
            <text:p>Generic</text:p>
          </table:table-cell>
          <table:table-cell office:value-type="string">
            <text:p>-</text:p>
          </table:table-cell>
          <table:table-cell table:style-name="Default"/>
          <table:table-cell office:value-type="currency" office:currency="USD" office:value="0.01">
            <text:p>$0.01</text:p>
          </table:table-cell>
          <table:table-cell office:value-type="string">
            <text:p>-</text:p>
          </table:table-cell>
          <table:table-cell office:value-type="string">
            <text:p>Electronic</text:p>
          </table:table-cell>
        </table:table-row>
        <table:table-row table:style-name="ro2">
          <table:table-cell office:value-type="string">
            <text:p>NPN Amplifier Transistor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Generic</text:p>
          </table:table-cell>
          <table:table-cell office:value-type="string">
            <text:p>BC337</text:p>
          </table:table-cell>
          <table:table-cell office:value-type="string">
            <text:p><text:a xlink:href="https://www.sparkfun.com/products/13689">https://www.sparkfun.com/products/13689</text:a> </text:p>
          </table:table-cell>
          <table:table-cell office:value-type="currency" office:currency="USD" office:value="0.5">
            <text:p>$0.50</text:p>
          </table:table-cell>
          <table:table-cell office:value-type="string">
            <text:p>-</text:p>
          </table:table-cell>
          <table:table-cell office:value-type="string">
            <text:p>Electronic</text:p>
          </table:table-cell>
        </table:table-row>
        <table:table-row table:style-name="ro2">
          <table:table-cell office:value-type="string">
            <text:p>Darlington Transistor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Generic</text:p>
          </table:table-cell>
          <table:table-cell office:value-type="string">
            <text:p>TIP 120</text:p>
          </table:table-cell>
          <table:table-cell office:value-type="string">
            <text:p><text:a xlink:href="https://www.amazon.com/TIP120-Darlington-Transistor-Arduino-Diodes/dp/B00FVLGYEY">https://www.amazon.com/TIP120-Darlington-Transistor-Arduino-Diodes/dp/B00FVLGYEY</text:a> </text:p>
          </table:table-cell>
          <table:table-cell office:value-type="currency" office:currency="USD" office:value="1">
            <text:p>$1.00</text:p>
          </table:table-cell>
          <table:table-cell office:value-type="string">
            <text:p>-</text:p>
          </table:table-cell>
          <table:table-cell office:value-type="string">
            <text:p>Electronic</text:p>
          </table:table-cell>
        </table:table-row>
        <table:table-row table:style-name="ro2">
          <table:table-cell office:value-type="string">
            <text:p>Clamping Diodes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string">
            <text:p>Generic</text:p>
          </table:table-cell>
          <table:table-cell office:value-type="string">
            <text:p>1N4007</text:p>
          </table:table-cell>
          <table:table-cell office:value-type="string">
            <text:p><text:a xlink:href="https://www.amazon.com/ILS-Pieces-Rectifier-Component-Projects/dp/B07PXV4F2C/ref=sr_1_1?dchild=1&amp;keywords=1N4007&amp;qid=1597952688&amp;s=electronics&amp;sr=1-1">https://www.amazon.com/ILS-Pieces-Rectifier-Component-Projects/dp/B07PXV4F2C/ref=sr_1_1?dchild=1&amp;keywords=1N4007&amp;qid=1597952688&amp;s=electronics&amp;sr=1-1</text:a> </text:p>
          </table:table-cell>
          <table:table-cell office:value-type="currency" office:currency="USD" office:value="0.01">
            <text:p>$0.01</text:p>
          </table:table-cell>
          <table:table-cell office:value-type="string">
            <text:p>Can use 1N4001 and up</text:p>
          </table:table-cell>
          <table:table-cell office:value-type="string">
            <text:p>Electronic</text:p>
          </table:table-cell>
        </table:table-row>
        <table:table-row table:style-name="ro2">
          <table:table-cell office:value-type="string">
            <text:p>XH-2A Connectors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Generic</text:p>
          </table:table-cell>
          <table:table-cell office:value-type="string">
            <text:p>-</text:p>
          </table:table-cell>
          <table:table-cell office:value-type="string">
            <text:p><text:a xlink:href="https://www.amazon.com/IZOKEE-460pcs-Connector-Housing-Terminal/dp/B0791DJMW9/ref=sr_1_3?dchild=1&amp;keywords=xH+connectors&amp;qid=1597952858&amp;s=electronics&amp;sr=1-3">https://www.amazon.com/IZOKEE-460pcs-Connector-Housing-Terminal/dp/B0791DJMW9/ref=sr_1_3?dchild=1&amp;keywords=xH+connectors&amp;qid=1597952858&amp;s=electronics&amp;sr=1-3</text:a> </text:p>
          </table:table-cell>
          <table:table-cell office:value-type="currency" office:currency="USD" office:value="0.02">
            <text:p>$0.02</text:p>
          </table:table-cell>
          <table:table-cell office:value-type="string">
            <text:p>Optional for connecting the solenoid valves to the circuit</text:p>
          </table:table-cell>
          <table:table-cell office:value-type="string">
            <text:p>Electronic</text:p>
          </table:table-cell>
        </table:table-row>
        <table:table-row table:style-name="ro2">
          <table:table-cell office:value-type="string">
            <text:p>XH-4A Connector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Generic</text:p>
          </table:table-cell>
          <table:table-cell office:value-type="string">
            <text:p>-</text:p>
          </table:table-cell>
          <table:table-cell office:value-type="string">
            <text:p><text:a xlink:href="https://www.amazon.com/IZOKEE-460pcs-Connector-Housing-Terminal/dp/B0791DJMW9/ref=sr_1_3?dchild=1&amp;keywords=xH+connectors&amp;qid=1597952858&amp;s=electronics&amp;sr=1-3">https://www.amazon.com/IZOKEE-460pcs-Connector-Housing-Terminal/dp/B0791DJMW9/ref=sr_1_3?dchild=1&amp;keywords=xH+connectors&amp;qid=1597952858&amp;s=electronics&amp;sr=1-3</text:a> </text:p>
          </table:table-cell>
          <table:table-cell office:value-type="currency" office:currency="USD" office:value="0.02">
            <text:p>$0.02</text:p>
          </table:table-cell>
          <table:table-cell office:value-type="string">
            <text:p>Optional for connecting the pump</text:p>
          </table:table-cell>
          <table:table-cell office:value-type="string">
            <text:p>Electronic</text:p>
          </table:table-cell>
        </table:table-row>
        <table:table-row table:style-name="ro4">
          <table:table-cell office:value-type="string">
            <text:p>No Residue Tap</text:p>
          </table:table-cell>
          <table:table-cell office:value-type="float" office:value="1">
            <text:p>1</text:p>
          </table:table-cell>
          <table:table-cell office:value-type="string">
            <text:p>ft</text:p>
          </table:table-cell>
          <table:table-cell office:value-type="string">
            <text:p>Generic</text:p>
          </table:table-cell>
          <table:table-cell office:value-type="string">
            <text:p>-</text:p>
          </table:table-cell>
          <table:table-cell table:style-name="Default" office:value-type="string">
            <text:p>-</text:p>
          </table:table-cell>
          <table:table-cell office:value-type="currency" office:currency="USD" office:value="1">
            <text:p>$1.00</text:p>
          </table:table-cell>
          <table:table-cell office:value-type="string">
            <text:p>Any kind will do, I used Kapton</text:p>
          </table:table-cell>
          <table:table-cell office:value-type="string">
            <text:p>Hardware&amp;Materials</text:p>
          </table:table-cell>
        </table:table-row>
        <table:table-row table:style-name="ro2">
          <table:table-cell office:value-type="string">
            <text:p>Small Zip Ties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Generic</text:p>
          </table:table-cell>
          <table:table-cell office:value-type="string">
            <text:p>-</text:p>
          </table:table-cell>
          <table:table-cell office:value-type="string">
            <text:p><text:a xlink:href="https://www.amazon.com/TR-Industrial-TR88301-Multi-Purpose-Cable/dp/B01018DB2E/ref=sr_1_3?dchild=1&amp;keywords=small+zip+ties&amp;qid=1597953129&amp;s=electronics&amp;sr=1-3">https://www.amazon.com/TR-Industrial-TR88301-Multi-Purpose-Cable/dp/B01018DB2E/ref=sr_1_3?dchild=1&amp;keywords=small+zip+ties&amp;qid=1597953129&amp;s=electronics&amp;sr=1-3</text:a> </text:p>
          </table:table-cell>
          <table:table-cell office:value-type="currency" office:currency="USD" office:value="0.5">
            <text:p>$0.50</text:p>
          </table:table-cell>
          <table:table-cell office:value-type="string">
            <text:p>Less then 2mm width works best</text:p>
          </table:table-cell>
          <table:table-cell office:value-type="string">
            <text:p>Hardware&amp;Materials</text:p>
          </table:table-cell>
        </table:table-row>
        <table:table-row table:style-name="ro5">
          <table:table-cell table:style-name="ce1" office:value-type="string">
            <text:p>Vinyl, Fabric &amp; Plastic Flexible Adhesive</text:p>
          </table:table-cell>
          <table:table-cell office:value-type="float" office:value="2">
            <text:p>2</text:p>
          </table:table-cell>
          <table:table-cell office:value-type="string">
            <text:p>Ounce</text:p>
          </table:table-cell>
          <table:table-cell office:value-type="string">
            <text:p>Loctite</text:p>
          </table:table-cell>
          <table:table-cell table:style-name="ce3" office:value-type="float" office:value="1360694">
            <text:p>1360694</text:p>
          </table:table-cell>
          <table:table-cell table:style-name="ce4" office:value-type="string">
            <text:p><text:a xlink:href="https://www.amazon.com/Loctite-Plastic-Adhesive-1-Ounce-1360694/dp/B001F7E9VI">https://www.amazon.com/Loctite-Plastic-Adhesive-1-Ounce-1360694/dp/B001F7E9VI</text:a> </text:p>
          </table:table-cell>
          <table:table-cell office:value-type="currency" office:currency="USD" office:value="2.94">
            <text:p>$2.94</text:p>
          </table:table-cell>
          <table:table-cell office:value-type="string">
            <text:p>-</text:p>
          </table:table-cell>
          <table:table-cell office:value-type="string">
            <text:p>Hardware&amp;Materials</text:p>
          </table:table-cell>
        </table:table-row>
        <table:table-row table:style-name="ro4">
          <table:table-cell office:value-type="string">
            <text:p>Jumper Wires</text:p>
          </table:table-cell>
          <table:table-cell office:value-type="float" office:value="40">
            <text:p>40</text:p>
          </table:table-cell>
          <table:table-cell table:number-columns-repeated="3" office:value-type="string">
            <text:p>-</text:p>
          </table:table-cell>
          <table:table-cell table:style-name="Default" office:value-type="string">
            <text:p>-</text:p>
          </table:table-cell>
          <table:table-cell office:value-type="currency" office:currency="USD" office:value="5">
            <text:p>$5.00</text:p>
          </table:table-cell>
          <table:table-cell office:value-type="string">
            <text:p>For Breadboarding or proto-boarding</text:p>
          </table:table-cell>
          <table:table-cell office:value-type="string">
            <text:p>Hardware&amp;Materials</text:p>
          </table:table-cell>
        </table:table-row>
        <table:table-row table:style-name="ro4">
          <table:table-cell office:value-type="string">
            <text:p>3D Printer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-</text:p>
          </table:table-cell>
          <table:table-cell table:number-columns-repeated="2" table:style-name="Default" office:value-type="string">
            <text:p>-</text:p>
          </table:table-cell>
          <table:table-cell office:value-type="string">
            <text:p>Must be able to print NinjaFlex</text:p>
          </table:table-cell>
          <table:table-cell office:value-type="string">
            <text:p>Tools</text:p>
          </table:table-cell>
        </table:table-row>
        <table:table-row table:style-name="ro3">
          <table:table-cell office:value-type="string">
            <text:p>Wire Cutters and Strippers</text:p>
          </table:table-cell>
          <table:table-cell table:number-columns-repeated="4" office:value-type="string">
            <text:p>-</text:p>
          </table:table-cell>
          <table:table-cell table:number-columns-repeated="2" table:style-name="Default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Tools</text:p>
          </table:table-cell>
        </table:table-row>
        <table:table-row table:style-name="ro3">
          <table:table-cell office:value-type="string">
            <text:p>Soldering Iron and Solder</text:p>
          </table:table-cell>
          <table:table-cell table:number-columns-repeated="4" office:value-type="string">
            <text:p>-</text:p>
          </table:table-cell>
          <table:table-cell table:number-columns-repeated="2" table:style-name="Default" office:value-type="string">
            <text:p>-</text:p>
          </table:table-cell>
          <table:table-cell office:value-type="string">
            <text:p>Optional</text:p>
          </table:table-cell>
          <table:table-cell office:value-type="string">
            <text:p>Tools</text:p>
          </table:table-cell>
        </table:table-row>
        <table:table-row table:style-name="ro3">
          <table:table-cell office:value-type="string">
            <text:p>Breadboard</text:p>
          </table:table-cell>
          <table:table-cell table:number-columns-repeated="4" office:value-type="string">
            <text:p>-</text:p>
          </table:table-cell>
          <table:table-cell table:number-columns-repeated="2" table:style-name="Default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Tools</text:p>
          </table:table-cell>
        </table:table-row>
        <table:table-row table:style-name="ro3">
          <table:table-cell office:value-type="string">
            <text:p>Straight Pick</text:p>
          </table:table-cell>
          <table:table-cell table:number-columns-repeated="4" office:value-type="string">
            <text:p>-</text:p>
          </table:table-cell>
          <table:table-cell table:number-columns-repeated="2" table:style-name="Default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Tools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0">08/20/2020</text:date>, <text:time>16:08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rts" style:display-name="PageStyle_Par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ts_20_1" style:display-name="PageStyle_Part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0T14:56:58.74</meta:creation-date>
    <dc:date>2020-08-20T16:08:03.54</dc:date>
    <meta:editing-duration>PT38M19S</meta:editing-duration>
    <meta:editing-cycles>8</meta:editing-cycles>
    <meta:generator>OpenOffice/4.1.7$Win32 OpenOffice.org_project/417m1$Build-9800</meta:generator>
    <meta:document-statistic meta:table-count="3" meta:cell-count="223" meta:object-count="0"/>
  </office:meta>
</office:document-meta>
</file>